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41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Segoe U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ce1"/>
          <table:table-cell office:value-type="string">
            <text:p>Prateek(Time </text:p>
            <text:p>In hours)</text:p>
          </table:table-cell>
          <table:table-cell table:number-columns-repeated="6"/>
          <table:table-cell office:value-type="string">
            <text:p>Moyenne</text:p>
          </table:table-cell>
        </table:table-row>
        <table:table-row table:style-name="ro2">
          <table:table-cell table:style-name="ce1" office:value-type="string">
            <text:p>GUI Application</text:p>
          </table:table-cell>
          <table:table-cell table:number-columns-repeated="8"/>
        </table:table-row>
        <table:table-row table:style-name="ro3">
          <table:table-cell office:value-type="string">
            <text:p>Programmation</text:p>
          </table:table-cell>
          <table:table-cell office:value-type="float" office:value="35">
            <text:p>35</text:p>
          </table:table-cell>
          <table:table-cell table:number-columns-repeated="3"/>
          <table:table-cell table:number-columns-repeated="3"/>
          <table:table-cell table:formula="of:=([.B3]+[.C3]+[.D3]+[.E3])/4" office:value-type="float" office:value="8.75">
            <text:p>8.75</text:p>
          </table:table-cell>
        </table:table-row>
        <table:table-row table:style-name="ro4">
          <table:table-cell office:value-type="string">
            <text:p>Application's test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4">
          <table:table-cell office:value-type="string">
            <text:p>Game replay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4">
          <table:table-cell office:value-type="string">
            <text:p>Test of replay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2">
          <table:table-cell table:style-name="ce1" office:value-type="string">
            <text:p>MCTS algorithm</text:p>
          </table:table-cell>
          <table:table-cell table:number-columns-repeated="8"/>
        </table:table-row>
        <table:table-row table:style-name="ro4">
          <table:table-cell office:value-type="string">
            <text:p>MCTS general algorithm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4">
          <table:table-cell office:value-type="string">
            <text:p>Test of MCTS algorithm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3">
          <table:table-cell office:value-type="string">
            <text:p>MCTS applied to TicTacToe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3">
          <table:table-cell office:value-type="string">
            <text:p>Test of MCTS algorithm on TicTacToe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4">
          <table:table-cell office:value-type="string">
            <text:p>MCTS applied to Connect4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4">
          <table:table-cell office:value-type="string">
            <text:p>Test of MCTS algorithm on Connect4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office:value-type="string">
            <text:p>MCTS <text:s/>applied to Arimaa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3">
          <table:table-cell office:value-type="string">
            <text:p>Test of MCTS algorithm on Arimaa versus human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3">
          <table:table-cell office:value-type="string">
            <text:p>Test of MCTS algorithm on Arimaa versus other AI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4">
          <table:table-cell office:value-type="string">
            <text:p>Implement MCTS with Boost library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4">
          <table:table-cell office:value-type="string">
            <text:p>Test of MTCS boost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4">
          <table:table-cell office:value-type="string">
            <text:p>Implement MCTS with memory management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4">
          <table:table-cell office:value-type="string">
            <text:p>Test of MCTS with memory management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4">
          <table:table-cell office:value-type="string">
            <text:p>MCTS time test (statistics)</text:p>
          </table:table-cell>
          <table:table-cell table:number-columns-repeated="8"/>
        </table:table-row>
        <table:table-row table:style-name="ro4">
          <table:table-cell office:value-type="string">
            <text:p>Test of MCTS time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2">
          <table:table-cell table:style-name="ce1" office:value-type="string">
            <text:p>Converter</text:p>
          </table:table-cell>
          <table:table-cell table:number-columns-repeated="8"/>
        </table:table-row>
        <table:table-row table:style-name="ro4">
          <table:table-cell office:value-type="string">
            <text:p>Implement the converter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4">
          <table:table-cell office:value-type="string">
            <text:p>Test the converter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2">
          <table:table-cell table:style-name="ce1" office:value-type="string">
            <text:p>parallelization</text:p>
          </table:table-cell>
          <table:table-cell table:number-columns-repeated="8"/>
        </table:table-row>
        <table:table-row table:style-name="ro3">
          <table:table-cell office:value-type="string">
            <text:p>Implement CPU parallelization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3">
          <table:table-cell office:value-type="string">
            <text:p>Test CPU parallelization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3">
          <table:table-cell office:value-type="string">
            <text:p>Implement cluster parallelization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3">
          <table:table-cell office:value-type="string">
            <text:p>Test cluster parallelization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3">
          <table:table-cell office:value-type="string">
            <text:p>Implement GPU parallelization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3">
          <table:table-cell office:value-type="string">
            <text:p>Test GPU parallelization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4">
          <table:table-cell office:value-type="string">
            <text:p>Tests on Grid5000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4">
          <table:table-cell office:value-type="string">
            <text:p>Tests in depart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2">
          <table:table-cell table:style-name="ce1" office:value-type="string">
            <text:p>Reports and presentations</text:p>
          </table:table-cell>
          <table:table-cell table:number-columns-repeated="8"/>
        </table:table-row>
        <table:table-row table:style-name="ro4">
          <table:table-cell office:value-type="string">
            <text:p>Conception report first draft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4">
          <table:table-cell office:value-type="string">
            <text:p>Conception report last draft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4">
          <table:table-cell office:value-type="string">
            <text:p>HTML page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4">
          <table:table-cell office:value-type="string">
            <text:p>HTML page final version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4">
          <table:table-cell office:value-type="string">
            <text:p>Documentation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4">
          <table:table-cell office:value-type="string">
            <text:p>Planning assessment report first draft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4">
          <table:table-cell office:value-type="string">
            <text:p>Final report first draft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4">
          <table:table-cell office:value-type="string">
            <text:p>Planning assessment report last draft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4">
          <table:table-cell office:value-type="string">
            <text:p>Final report last draft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4">
          <table:table-cell office:value-type="string">
            <text:p>Project presentation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4">
          <table:table-cell office:value-type="string">
            <text:p>Creation of the CD of the application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4">
          <table:table-cell office:value-type="string">
            <text:p>Demonstration</text:p>
          </table:table-cell>
          <table:table-cell office:value-type="float" office:value="2">
            <text:p>2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9/12/2014</text:date>, <text:time>15:0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6:12:45.728000000</meta:creation-date>
    <dc:date>2014-12-09T15:07:53.46</dc:date>
    <meta:editing-duration>PT4H32M30S</meta:editing-duration>
    <meta:editing-cycles>22</meta:editing-cycles>
    <meta:generator>OpenOffice/4.1.1$Win32 OpenOffice.org_project/411m6$Build-9775</meta:generator>
    <dc:creator>Prateek Bhatnagar</dc:creator>
    <meta:document-statistic meta:table-count="1" meta:cell-count="90" meta:object-count="0"/>
  </office:meta>
</office:document-meta>
</file>